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9e045" officeooo:paragraph-rsid="0019e045"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none" fo:font-weight="bold" officeooo:rsid="00254ce7" officeooo:paragraph-rsid="00254ce7" style:font-size-asian="16pt" style:font-weight-asian="bold" style:font-size-complex="16pt" style:font-weight-complex="bold"/>
    </style:style>
    <style:style style:name="P3" style:family="paragraph" style:parent-style-name="Standard" style:list-style-name="L1">
      <style:paragraph-properties fo:text-align="start" style:justify-single-word="false"/>
      <style:text-properties fo:font-size="12pt" style:text-underline-style="none" fo:font-weight="normal" officeooo:rsid="002173b5" officeooo:paragraph-rsid="00234f0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24a94f" officeooo:paragraph-rsid="0024a94f"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261c24" officeooo:paragraph-rsid="00261c24" style:font-size-asian="10.5pt" style:font-weight-asian="normal" style:font-size-complex="12pt" style:font-weight-complex="normal"/>
    </style:style>
    <style:style style:name="P6" style:family="paragraph" style:parent-style-name="Standard">
      <style:paragraph-properties fo:line-height="115%" fo:text-align="justify" style:justify-single-word="false"/>
      <style:text-properties fo:font-size="12pt" style:text-underline-style="none" fo:font-weight="normal" officeooo:rsid="00261c24" officeooo:paragraph-rsid="00261c24"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323166" officeooo:paragraph-rsid="00323166"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3404d6" officeooo:paragraph-rsid="003404d6" style:font-size-asian="10.5pt" style:font-weight-asian="normal" style:font-size-complex="12pt" style:font-weight-complex="normal"/>
    </style:style>
    <style:style style:name="P9" style:family="paragraph" style:parent-style-name="Standard">
      <style:paragraph-properties fo:line-height="115%" fo:text-align="justify" style:justify-single-word="false"/>
      <style:text-properties fo:font-size="12pt" style:text-underline-style="none" fo:font-weight="normal" officeooo:rsid="003404d6" officeooo:paragraph-rsid="003404d6" style:font-size-asian="10.5pt" style:font-weight-asian="normal" style:font-size-complex="12pt" style:font-weight-complex="normal"/>
    </style:style>
    <style:style style:name="P10" style:family="paragraph" style:parent-style-name="Standard">
      <style:paragraph-properties fo:line-height="115%" fo:text-align="justify" style:justify-single-word="false"/>
      <style:text-properties fo:font-size="12pt" style:text-underline-style="none" fo:font-weight="normal" officeooo:rsid="003a3633" officeooo:paragraph-rsid="003a3633"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410741" officeooo:paragraph-rsid="00410741" style:font-size-asian="10.5pt" style:font-weight-asian="normal" style:font-size-complex="12pt" style:font-weight-complex="normal"/>
    </style:style>
    <style:style style:name="P12" style:family="paragraph" style:parent-style-name="Standard">
      <style:paragraph-properties fo:line-height="115%" fo:text-align="justify" style:justify-single-word="false"/>
      <style:text-properties fo:font-size="12pt" style:text-underline-style="none" fo:font-weight="normal" officeooo:rsid="00410741" officeooo:paragraph-rsid="003a3633" style:font-size-asian="10.5pt" style:font-weight-asian="normal" style:font-size-complex="12pt" style:font-weight-complex="normal"/>
    </style:style>
    <style:style style:name="P13" style:family="paragraph" style:parent-style-name="Standard">
      <style:paragraph-properties fo:line-height="115%" fo:text-align="justify" style:justify-single-word="false"/>
      <style:text-properties fo:font-size="12pt" style:text-underline-style="none" fo:font-weight="normal" officeooo:rsid="00410741" officeooo:paragraph-rsid="00410741"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44e7ae" officeooo:paragraph-rsid="0044e7ae" style:font-size-asian="10.5pt" style:font-weight-asian="normal" style:font-size-complex="12pt" style:font-weight-complex="normal"/>
    </style:style>
    <style:style style:name="P15" style:family="paragraph" style:parent-style-name="Standard">
      <style:paragraph-properties fo:line-height="115%" fo:text-align="justify" style:justify-single-word="false"/>
      <style:text-properties fo:font-size="12pt" style:text-underline-style="none" fo:font-weight="normal" officeooo:rsid="0044e7ae" officeooo:paragraph-rsid="0044e7ae"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49d6d2" officeooo:paragraph-rsid="0049d6d2"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4a4c1b" officeooo:paragraph-rsid="004a4c1b" style:font-size-asian="10.5pt" style:font-weight-asian="normal" style:font-size-complex="12pt" style:font-weight-complex="normal"/>
    </style:style>
    <style:style style:name="P18" style:family="paragraph" style:parent-style-name="Standard">
      <style:paragraph-properties fo:line-height="115%" fo:text-align="justify" style:justify-single-word="false"/>
      <style:text-properties fo:font-size="12pt" style:text-underline-style="none" fo:font-weight="normal" officeooo:rsid="004a4c1b" officeooo:paragraph-rsid="004a4c1b"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54f4d1" officeooo:paragraph-rsid="006fd1a4" style:font-size-asian="10.5pt" style:font-weight-asian="normal" style:font-size-complex="12pt" style:font-weight-complex="normal"/>
    </style:style>
    <style:style style:name="P20" style:family="paragraph" style:parent-style-name="Standard">
      <style:paragraph-properties fo:line-height="115%" fo:text-align="justify" style:justify-single-word="false"/>
      <style:text-properties fo:font-size="12pt" style:text-underline-style="none" fo:font-weight="normal" officeooo:rsid="0054f4d1" officeooo:paragraph-rsid="006fd1a4"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614b0a" officeooo:paragraph-rsid="00614b0a"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63d798" officeooo:paragraph-rsid="0063d798" style:font-size-asian="10.5pt" style:font-weight-asian="normal" style:font-size-complex="12pt" style:font-weight-complex="normal"/>
    </style:style>
    <style:style style:name="P23" style:family="paragraph" style:parent-style-name="Standard">
      <style:paragraph-properties fo:line-height="115%" fo:text-align="justify" style:justify-single-word="false"/>
      <style:text-properties fo:font-size="12pt" style:text-underline-style="none" fo:font-weight="normal" officeooo:rsid="0063d798" officeooo:paragraph-rsid="0063d798" style:font-size-asian="10.5pt" style:font-weight-asian="normal" style:font-size-complex="12pt" style:font-weight-complex="normal"/>
    </style:style>
    <style:style style:name="P24" style:family="paragraph" style:parent-style-name="Standard" style:list-style-name="L3">
      <style:paragraph-properties fo:line-height="115%" fo:text-align="start" style:justify-single-word="false"/>
      <style:text-properties fo:font-size="14pt" style:text-underline-style="none" fo:font-weight="normal" officeooo:rsid="001ba0d7" officeooo:paragraph-rsid="001ba0d7" style:font-size-asian="14pt" style:font-weight-asian="normal" style:font-size-complex="14pt" style:font-weight-complex="normal"/>
    </style:style>
    <style:style style:name="P25" style:family="paragraph" style:parent-style-name="Standard" style:list-style-name="L3">
      <style:paragraph-properties fo:line-height="115%" fo:text-align="start" style:justify-single-word="false"/>
      <style:text-properties fo:font-size="14pt" style:text-underline-style="none" fo:font-weight="normal" officeooo:rsid="001c9c42" officeooo:paragraph-rsid="001c9c42" style:font-size-asian="14pt" style:font-weight-asian="normal" style:font-size-complex="14pt" style:font-weight-complex="normal"/>
    </style:style>
    <style:style style:name="P26" style:family="paragraph" style:parent-style-name="Standard" style:list-style-name="L3">
      <style:paragraph-properties fo:line-height="115%" fo:text-align="start" style:justify-single-word="false"/>
      <style:text-properties fo:font-size="14pt" style:text-underline-style="none" fo:font-weight="normal" officeooo:rsid="002173b5" officeooo:paragraph-rsid="002173b5" style:font-size-asian="14pt" style:font-weight-asian="normal" style:font-size-complex="14pt" style:font-weight-complex="normal"/>
    </style:style>
    <style:style style:name="P27" style:family="paragraph" style:parent-style-name="Standard" style:list-style-name="L3">
      <style:paragraph-properties fo:line-height="115%" fo:text-align="start" style:justify-single-word="false"/>
      <style:text-properties fo:font-size="14pt" style:text-underline-style="none" fo:font-weight="normal" officeooo:rsid="002173b5" officeooo:paragraph-rsid="00234f0e" style:font-size-asian="14pt" style:font-weight-asian="normal" style:font-size-complex="14pt" style:font-weight-complex="normal"/>
    </style:style>
    <style:style style:name="P28" style:family="paragraph" style:parent-style-name="Standard" style:list-style-name="L3">
      <style:paragraph-properties fo:line-height="115%" fo:text-align="start" style:justify-single-word="false"/>
      <style:text-properties fo:font-size="14pt" style:text-underline-style="none" fo:font-weight="normal" officeooo:rsid="001ce4d2" officeooo:paragraph-rsid="001ce4d2"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fo:font-size="14pt" style:text-underline-style="none" fo:font-weight="bold" officeooo:rsid="0024a94f" officeooo:paragraph-rsid="0024a94f" style:font-size-asian="14pt" style:font-weight-asian="bold" style:font-size-complex="14pt" style:font-weight-complex="bold"/>
    </style:style>
    <style:style style:name="P30" style:family="paragraph" style:parent-style-name="Standard">
      <style:paragraph-properties fo:text-align="justify" style:justify-single-word="false"/>
      <style:text-properties fo:font-size="14pt" style:text-underline-style="none" fo:font-weight="bold" officeooo:rsid="0024a94f" officeooo:paragraph-rsid="00323166" style:font-size-asian="14pt" style:font-weight-asian="bold" style:font-size-complex="14pt" style:font-weight-complex="bold"/>
    </style:style>
    <style:style style:name="P31" style:family="paragraph" style:parent-style-name="Standard">
      <style:paragraph-properties fo:text-align="justify" style:justify-single-word="false"/>
      <style:text-properties fo:font-size="14pt" style:text-underline-style="none" fo:font-weight="bold" officeooo:rsid="0024a94f" officeooo:paragraph-rsid="003a3633" style:font-size-asian="14pt" style:font-weight-asian="bold" style:font-size-complex="14pt" style:font-weight-complex="bold"/>
    </style:style>
    <style:style style:name="P32" style:family="paragraph" style:parent-style-name="Standard">
      <style:paragraph-properties fo:text-align="justify" style:justify-single-word="false"/>
      <style:text-properties fo:font-size="14pt" style:text-underline-style="none" fo:font-weight="bold" officeooo:rsid="0024a94f" officeooo:paragraph-rsid="00410741" style:font-size-asian="14pt" style:font-weight-asian="bold" style:font-size-complex="14pt" style:font-weight-complex="bold"/>
    </style:style>
    <style:style style:name="P33" style:family="paragraph" style:parent-style-name="Standard">
      <style:paragraph-properties fo:text-align="justify" style:justify-single-word="false"/>
      <style:text-properties fo:font-size="14pt" style:text-underline-style="none" fo:font-weight="bold" officeooo:rsid="0024a94f" officeooo:paragraph-rsid="0049d6d2" style:font-size-asian="14pt" style:font-weight-asian="bold" style:font-size-complex="14pt" style:font-weight-complex="bold"/>
    </style:style>
    <style:style style:name="P34" style:family="paragraph" style:parent-style-name="Standard">
      <style:paragraph-properties fo:text-align="justify" style:justify-single-word="false"/>
      <style:text-properties fo:font-size="14pt" style:text-underline-style="none" fo:font-weight="bold" officeooo:rsid="0024a94f" officeooo:paragraph-rsid="0054f4d1" style:font-size-asian="14pt" style:font-weight-asian="bold" style:font-size-complex="14pt" style:font-weight-complex="bold"/>
    </style:style>
    <style:style style:name="P35" style:family="paragraph" style:parent-style-name="Standard">
      <style:paragraph-properties fo:text-align="justify" style:justify-single-word="false"/>
      <style:text-properties fo:font-size="14pt" style:text-underline-style="none" fo:font-weight="bold" officeooo:rsid="0024a94f" officeooo:paragraph-rsid="006fd1a4" style:font-size-asian="14pt" style:font-weight-asian="bold" style:font-size-complex="14pt" style:font-weight-complex="bold"/>
    </style:style>
    <style:style style:name="T1" style:family="text">
      <style:text-properties officeooo:rsid="001ba0d7"/>
    </style:style>
    <style:style style:name="T2" style:family="text">
      <style:text-properties officeooo:rsid="001c9c42"/>
    </style:style>
    <style:style style:name="T3" style:family="text">
      <style:text-properties officeooo:rsid="002173b5"/>
    </style:style>
    <style:style style:name="T4" style:family="text">
      <style:text-properties officeooo:rsid="00281609"/>
    </style:style>
    <style:style style:name="T5" style:family="text">
      <style:text-properties fo:color="#ce181e" officeooo:rsid="00281609"/>
    </style:style>
    <style:style style:name="T6" style:family="text">
      <style:text-properties fo:color="#ce181e" officeooo:rsid="002ecd28"/>
    </style:style>
    <style:style style:name="T7" style:family="text">
      <style:text-properties officeooo:rsid="00343704"/>
    </style:style>
    <style:style style:name="T8" style:family="text">
      <style:text-properties officeooo:rsid="003b80c0"/>
    </style:style>
    <style:style style:name="T9" style:family="text">
      <style:text-properties officeooo:rsid="00425af9"/>
    </style:style>
    <style:style style:name="T10" style:family="text">
      <style:text-properties officeooo:rsid="004551e3"/>
    </style:style>
    <style:style style:name="T11" style:family="text">
      <style:text-properties officeooo:rsid="0046a1fc"/>
    </style:style>
    <style:style style:name="T12" style:family="text">
      <style:text-properties officeooo:rsid="00476fb0"/>
    </style:style>
    <style:style style:name="T13" style:family="text">
      <style:text-properties officeooo:rsid="004b8556"/>
    </style:style>
    <style:style style:name="T14" style:family="text">
      <style:text-properties officeooo:rsid="005619f7"/>
    </style:style>
    <style:style style:name="T15" style:family="text">
      <style:text-properties officeooo:rsid="00625222"/>
    </style:style>
    <style:style style:name="T16" style:family="text">
      <style:text-properties officeooo:rsid="00650250"/>
    </style:style>
    <style:style style:name="T17" style:family="text">
      <style:text-properties officeooo:rsid="006fd1a4"/>
    </style:style>
    <style:style style:name="T18" style:family="text">
      <style:text-properties officeooo:rsid="007127d1"/>
    </style:style>
    <style:style style:name="T19" style:family="text">
      <style:text-properties officeooo:rsid="007a352b"/>
    </style:style>
    <style:style style:name="T20" style:family="text">
      <style:text-properties officeooo:rsid="007ad16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 for Final Review</text:p>
      <text:p text:style-name="P1"/>
      <text:p text:style-name="P1"/>
      <text:p text:style-name="P2">Overview:</text:p>
      <text:list xml:id="list1038804855" text:style-name="L3">
        <text:list-item>
          <text:p text:style-name="P24">Define threat model</text:p>
        </text:list-item>
        <text:list-item>
          <text:p text:style-name="P25">Fix which model to <text:span text:style-name="T18">be </text:span>use<text:span text:style-name="T18">d</text:span> as the classifier</text:p>
        </text:list-item>
        <text:list-item>
          <text:p text:style-name="P24">Extract features from webpages and url using the feature extraction script</text:p>
        </text:list-item>
        <text:list-item>
          <text:p text:style-name="P24">Create real dataset</text:p>
        </text:list-item>
        <text:list-item>
          <text:p text:style-name="P25">Use binary features for manipulation</text:p>
          <text:list>
            <text:list-item>
              <text:p text:style-name="P26">Check evasion</text:p>
            </text:list-item>
          </text:list>
        </text:list-item>
        <text:list-item>
          <text:p text:style-name="P28"><text:span text:style-name="T15">Use </text:span>non-binary features for manipulation</text:p>
          <text:list>
            <text:list-item>
              <text:p text:style-name="P26">Check evasion</text:p>
            </text:list-item>
          </text:list>
        </text:list-item>
        <text:list-item>
          <text:p text:style-name="P27">Add back the manipulated features to the html code</text:p>
          <text:list>
            <text:list-item>
              <text:p text:style-name="P27">Check functionality of webpage</text:p>
            </text:list-item>
          </text:list>
        </text:list-item>
      </text:list>
      <text:list xml:id="list1815642667" text:style-name="L1">
        <text:list-header>
          <text:p text:style-name="P3"/>
        </text:list-header>
      </text:list>
      <text:p text:style-name="P29">1) Define threat model</text:p>
      <text:p text:style-name="P4"/>
      <text:p text:style-name="P6">As a first step we need to define a threat model. That is the capability of attacker. <text:span text:style-name="T4">Before crafting an attack we need to specify what all information the attacker has. </text:span><text:span text:style-name="T5">As an initial step I think we could use a white-box attack, that is, the att</text:span><text:span text:style-name="T6">ac</text:span><text:span text:style-name="T5">ker has all the information such as which model is used, what would be the features used in the dataset, parameters of the model.</text:span><text:span text:style-name="T4"> So with those assumptions we could initially setup a threat model. I think that would be for our ease of work. If we have enough time then we could setup an assumption like black-box with limited adversary knowledge because that would be the case in real world situations where in most cases the adversary could only observe the responses of the model. One of my doubts is while we say ‘define a threat model’ do we mean just list out our assumptions or we should do anything systematically. Like is there any steps for it. From my understanding “defining” means we fix our assumptions regarding the knowledge of adversary.</text:span></text:p>
      <text:p text:style-name="P5"/>
      <text:p text:style-name="P30">2) Fix the model to <text:span text:style-name="T20">be </text:span>use<text:span text:style-name="T20">d</text:span> as the classifier</text:p>
      <text:p text:style-name="P7"/>
      <text:p text:style-name="P9">Actually this need not be a big task because as already discussed we could use any model. <text:span text:style-name="T7">But here I am actually confused like which one to use. Whether I could use the same SVM or anything else. And also we had a plan to use neural networks in the beginning and during the call with the authors Mr.Shirazee was also mentioning about neural networks. One doubt I have here is that at first we could construct our own model. Later, once everything is done should we test it on any commercially available detector, if so which one it would be.</text:span></text:p>
      <text:p text:style-name="P8"/>
      <text:p text:style-name="P31">3) Extract features from webpages and url<text:span text:style-name="T19">s</text:span> using the feature extraction script</text:p>
      <text:p text:style-name="P31"/>
      <text:p text:style-name="P10">Next step I think would be extracting the features we need. Till now we have used the already exeisting dataset with hardcoded values. So next step would be to actually extract the features from URL and website. I know that we have a crawler script, sample script for website and url along with a feature extraction script. But I have no idea like how all these work together, that is, basically the <text:soft-page-break/>workflow. <text:span text:style-name="T8">The intension of this step is to extract real features from the actual URLs and websites. Here I don’t know whether I need to do it from scratch or we already have extracted features. Actually I am not clear about from where I should start.</text:span></text:p>
      <text:p text:style-name="P12"/>
      <text:p text:style-name="P32">4) Create real dataset using the extracted features</text:p>
      <text:p text:style-name="P11"/>
      <text:p text:style-name="P15">This would be the next step once we extract the features. Or <text:span text:style-name="T11">we</text:span> may not need a sep<text:span text:style-name="T12">a</text:span>rate step like this because we could cover this along with feature extraction. <text:span text:style-name="T10">I think we would create dataset with the extracted real values itself. That is, if it is presence of absence of feature we can use 1 or 0. But if it is something like url length then we could use the exact real value eg:25. Because in the previous dataset we used, the creators basically used some kind of conditions to hardcode thenvalue to either -1, 0, 1. Using actual values could give more authenticity to our dataset.</text:span></text:p>
      <text:p text:style-name="P14"/>
      <text:p text:style-name="P33">5) Use binary features for manipulation</text:p>
      <text:p text:style-name="P16"/>
      <text:p text:style-name="P18">As an initial step we could use only the binary features which indicate the presence or absence of features. <text:span text:style-name="T13">And rather than using random flipping of features better method is to use some kind of gradient based otimization attack. But in the case of binary features I don’t know whether such a case exist or not. Because what we have with us are 0’s and 1’s and the only change that would be applicable here is either 0 to 1 or 1 to 0. So I think we could just flip the features. But we need to have a proper method for selecting which features to flip. I am not sure whether we could use the same method used previously, for feature selection. Like replacing everything with 0 and change each feature value to 1 and check which features contribute more to a phishing instance. After manipulation check whether these manipulated samples evade the classifier or not. That would be similar to the steps we used in our previous dataset.</text:span></text:p>
      <text:p text:style-name="P17"/>
      <text:p text:style-name="P34">6) Use non-binary features for manipulation</text:p>
      <text:p text:style-name="P21"/>
      <text:p text:style-name="P23">This would include the features with real values such as ‘url length’, ‘no:of dots’ and so on. <text:span text:style-name="T16">So I think here we could actually implement gradient based approach since we not only have 0 and 1 but also a wide range of real numbers. In this case I think, as discussed, we should actually look at the cleverhans library to understand how they are actually doing it in images. But how to do it in this case seems to be little bit confusing for imagining without looking at the code. Only after checking the code we could actually confirm like whether we can actually implement it in our case. I think this is the most important and challenging work, not only manipulating but also evading. So like previous case we need to test whether these manipulated features are capable of evading the classifier or not.</text:span></text:p>
      <text:p text:style-name="P22"/>
      <text:p text:style-name="P35"/>
      <text:p text:style-name="P35"/>
      <text:p text:style-name="P35">7) Add back the manipulated features to the html code</text:p>
      <text:p text:style-name="P19"/>
      <text:p text:style-name="P20">Once the manipulated features evade the classifier next thing we need to check is the functionality of the evaded samples. For this <text:span text:style-name="T14">what we need is to reconstruct the phishing website or url with the modified features. So as already discussed what I understand is that we don’t have access to the source code of website but only to the website html code. But I don’t have a clear idea regarding the </text:span><text:soft-page-break/><text:span text:style-name="T14">relation between the extracted features and the content of the html code. Like, whether all the features we extract will be there in the html or moreover are we actually extracting the features from the html code only. With a rough idea what we may need is a script to parse the html, which I think we already have and add back only the modified features to it. I am not sure what would be the format when we parse the html page. Suppose if we have a table or dictionary format, we could read the modified values from a file and relplace the values of corresponding features in the dictionary. For binary we could just update it with the other value. For non-binary features we may need to replace the values with the modified one. But after that we need to reconstruct it back to the actual form I think. That is basically something opposite to parsing. I think then only we could test this page.</text:span></text:p>
      <text:p text:style-name="P13"/>
      <text:p text:style-name="P1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0T19:28:27.815054739</meta:creation-date>
    <meta:generator>LibreOffice/6.0.7.3$Linux_X86_64 LibreOffice_project/00m0$Build-3</meta:generator>
    <dc:date>2019-10-20T23:35:44.353008304</dc:date>
    <meta:editing-duration>PT4H6M30S</meta:editing-duration>
    <meta:editing-cycles>89</meta:editing-cycles>
    <meta:document-statistic meta:table-count="0" meta:image-count="0" meta:object-count="0" meta:page-count="3" meta:paragraph-count="27" meta:word-count="1185" meta:character-count="6522" meta:non-whitespace-character-count="5374"/>
  </office:meta>
</office:document-meta>
</file>